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</text:p>
          </table:table-cell>
          <table:table-cell/>
          <table:table-cell>
            <draw:frame table:end-cell-address="Sheet1.O20" table:end-x="0.53mm" table:end-y="4.12mm" draw:z-index="0" draw:name="차트 11" draw:style-name="gr1" draw:text-style-name="P1" svg:width="190.04mm" svg:height="86.96mm" svg:x="0.2mm" svg:y="4.81mm">
              <draw:object draw:notify-on-update-of-ranges="Sheet1.B3:Sheet1.C11 Sheet1.D2:Sheet1.D2 Sheet1.D3:Sheet1.D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/as string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/as string</text:p>
          </table:table-cell>
          <table:table-cell office:value-type="float" office:value="688" calcext:value-type="float">
            <text:p>6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1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/as string</text:p>
          </table:table-cell>
          <table:table-cell office:value-type="float" office:value="8965" calcext:value-type="float">
            <text:p>896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1</text:p>
          </table:table-cell>
          <table:table-cell office:value-type="float" office:value="1273" calcext:value-type="float">
            <text:p>127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/as typed-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2:28:35.98059724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2:28:44.217914708</dc:date>
    <meta:generator>LibreOffice/6.0.6.1$Linux_X86_64 LibreOffice_project/00$Build-1</meta:generator>
    <meta:editing-duration>PT42M8S</meta:editing-duration>
    <meta:editing-cycles>14</meta:editing-cycles>
    <meta:document-statistic meta:table-count="1" meta:cell-count="22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5cm" svg:height="8.697cm" xlink:href=".." xlink:type="simple" chart:class="chart:bar" chart:style-name="ch1">
        <chart:title svg:x="7.812cm" svg:y="0.309cm" chart:style-name="ch2">
          <text:p>string read</text:p>
        </chart:title>
        <chart:legend chart:legend-position="bottom" svg:x="8.961cm" svg:y="8.177cm" style:legend-expansion="wide" chart:style-name="ch3"/>
        <chart:plot-area chart:style-name="ch4" table:cell-range-address="Sheet1.B2:Sheet1.D11" chart:data-source-has-labels="both" svg:x="1.566cm" svg:y="1.413cm" svg:width="17.059cm" svg:height="5.251cm">
          <chartooo:coordinate-region svg:x="5.288cm" svg:y="1.832cm" svg:width="12.938cm" svg:height="4.832cm"/>
          <chart:axis chart:dimension="x" chart:name="primary-x" chart:style-name="ch5" chartooo:axis-type="auto">
            <chartooo:date-scale/>
            <chart:title svg:x="0.318cm" svg:y="4.715cm" chart:style-name="ch6">
              <text:p>N</text:p>
            </chart:title>
            <chart:categories table:cell-range-address="Sheet1.B3:Sheet1.C11"/>
          </chart:axis>
          <chart:axis chart:dimension="y" chart:name="primary-y" chart:style-name="ch7">
            <chart:title svg:x="13.881cm" svg:y="0.714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1" chart:label-cell-address="Sheet1.D2:Sheet1.D2" chart:class="chart:bar"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/as string</text:p>
                <text:list>
                  <text:list-item>
                    <text:p>1e4</text:p>
                  </text:list-item>
                  <text:list-item>
                    <text:p>addon/as string</text:p>
                  </text:list-item>
                </text:list>
                <draw:g>
                  <svg:desc>Sheet1.B3:Sheet1.C11</svg:desc>
                </draw:g>
              </table:table-cell>
              <table:table-cell office:value-type="float" office:value="57">
                <text:p>57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1e4 addon/as typed-1</text:p>
                <text:list>
                  <text:list-item>
                    <text:p/>
                  </text:list-item>
                  <text:list-item>
                    <text:p>addon/as typed-1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4 addon/as typed-2</text:p>
                <text:list>
                  <text:list-item>
                    <text:p/>
                  </text:list-item>
                  <text:list-item>
                    <text:p>addon/as typed-2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5 addon/as string</text:p>
                <text:list>
                  <text:list-item>
                    <text:p>1e5</text:p>
                  </text:list-item>
                  <text:list-item>
                    <text:p>addon/as string</text:p>
                  </text:list-item>
                </text:list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e5 addon/as typed-1</text:p>
                <text:list>
                  <text:list-item>
                    <text:p/>
                  </text:list-item>
                  <text:list-item>
                    <text:p>addon/as typed-1</text:p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e5 addon/as typed-2</text:p>
                <text:list>
                  <text:list-item>
                    <text:p/>
                  </text:list-item>
                  <text:list-item>
                    <text:p>addon/as typed-2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6 addon/as string</text:p>
                <text:list>
                  <text:list-item>
                    <text:p>1e6</text:p>
                  </text:list-item>
                  <text:list-item>
                    <text:p>addon/as string</text:p>
                  </text:list-item>
                </text:list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1e6 addon/as typed-1</text:p>
                <text:list>
                  <text:list-item>
                    <text:p/>
                  </text:list-item>
                  <text:list-item>
                    <text:p>addon/as typed-1</text:p>
                  </text:list-item>
                </text:list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e6 addon/as typed-2</text:p>
                <text:list>
                  <text:list-item>
                    <text:p/>
                  </text:list-item>
                  <text:list-item>
                    <text:p>addon/as typed-2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